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ercadona demanda una base de datos:</text:p>
      <text:p text:style-name="Normal">·De los<text:s/>productos<text:s/>queremos saber el<text:s/>nombre, el tipo, código de referencia i el proveedor.</text:p>
      <text:p text:style-name="Normal">·De las<text:s/>tiendas<text:s/>queremos saber<text:s/>la<text:s/>ciudad, la provincia i nº empleados.</text:p>
      <text:p text:style-name="Normal">·De los almacenes queremos saber la ciudad, nombre de contacto, nº teléfono, tipo de almacén.<text:s/></text:p>
      <text:p text:style-name="Normal">·De los proveedores queremos saber el nombre empresa, ciudad, n<text:s/>NIF, nº teléfono, nombre de contacto. Los transportes están gestionados por el proveedor.</text:p>
      <text:p text:style-name="Normal">·De los descuentos queremos saber los productos a los que se aplica i la cantidad de descuento a aplicar (%).</text:p>
      <text:p text:style-name="Normal">·Del personal queremos saber quienes son cajeros, supervisores i personal de seguridad.</text:p>
      <text:p text:style-name="Normal">·De los cajeros guardaremos el nombre, apellidos, DNI, SS, salario que cobran, turno, la tienda i fecha de vencimiento contrato.</text:p>
      <text:p text:style-name="Normal">·De los supervisores guardaremos el nombre, apellidos, DNI, SS, departamento que gestionan i el salario, sucursal i fecha de vencimiento de contrato.</text:p>
      <text:p text:style-name="Normal">-Del personal de seguridad guardaremos el nombre, apellidos, DNI, SS, sucursal i turno que hacen.</text:p>
      <text:p text:style-name="Normal">Se pide:</text:p>
      <text:p text:style-name="Normal">Hacer la base de<text:s/>datos en modelo entidad-relac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</meta:initial-creator>
    <dc:creator>Albert</dc:creator>
    <meta:creation-date>2021-10-16T17:09:00Z</meta:creation-date>
    <dc:date>2021-10-17T10:09:00Z</dc:date>
    <meta:template xlink:href="Normal" xlink:type="simple"/>
    <meta:editing-cycles>3</meta:editing-cycles>
    <meta:editing-duration>PT6720S</meta:editing-duration>
    <meta:document-statistic meta:page-count="1" meta:paragraph-count="2" meta:word-count="166" meta:character-count="1079" meta:row-count="7" meta:non-whitespace-character-count="915"/>
  </office:meta>
</office:document-meta>
</file>